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2cm" draw:marker-start-width="0.33cm" draw:marker-end-width="0.33cm" draw:fill="solid" draw:fill-color="#0066cc" draw:fill-gradient-name="Gradient_20_14" draw:textarea-horizontal-align="center" draw:textarea-vertical-align="middle" fo:padding-top="0.135cm" fo:padding-bottom="0.135cm" fo:padding-left="0.26cm" fo:padding-right="0.26cm"/>
    </style:style>
    <style:style style:name="gr2" style:family="graphic" style:parent-style-name="standard">
      <style:graphic-properties svg:stroke-width="0.02cm" draw:marker-start-width="0.33cm" draw:marker-end-width="0.33cm" draw:fill="gradient" draw:fill-gradient-name="Gradient_20_10" draw:textarea-horizontal-align="center" draw:textarea-vertical-align="middle" fo:padding-top="0.135cm" fo:padding-bottom="0.135cm" fo:padding-left="0.26cm" fo:padding-right="0.26cm"/>
    </style:style>
    <style:style style:name="gr3" style:family="graphic" style:parent-style-name="standard">
      <style:graphic-properties svg:stroke-width="0.02cm" draw:marker-start-width="0.33cm" draw:marker-end-width="0.33cm" draw:fill="gradient" draw:fill-gradient-name="Gradient_20_9" draw:textarea-horizontal-align="center" draw:textarea-vertical-align="middle" fo:padding-top="0.135cm" fo:padding-bottom="0.135cm" fo:padding-left="0.26cm" fo:padding-right="0.26cm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draw:stroke="solid" svg:stroke-width="0cm" draw:marker-start-width="0.3cm" draw:marker-end-width="0.3cm" draw:fill="gradient" draw:fill-color="#ffffff" draw:fill-gradient-name="Gradient_20_15" draw:textarea-horizontal-align="center" draw:textarea-vertical-align="middle" fo:padding-top="0.125cm" fo:padding-bottom="0.125cm" fo:padding-left="0.25cm" fo:padding-right="0.2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 style:font-size-asian="24pt" style:font-size-complex="24pt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olygon draw:style-name="gr1" draw:text-style-name="P1" draw:layer="layout" svg:width="6.899cm" svg:height="6.899cm" svg:x="5.445cm" svg:y="6.715cm" svg:viewBox="0 0 6900 6900" draw:points="689,0 6205,0 6900,627 6895,6273 6205,6900 689,6900 0,6273 0,627">
          <text:p/>
        </draw:polygon>
        <draw:path draw:style-name="gr2" draw:text-style-name="P1" draw:layer="layout" svg:width="0.955cm" svg:height="0.414cm" draw:transform="skewX (-0.01745329251994) rotate (0.020071286397931) translate (4.54323116039445cm 7.95414648452064cm)" svg:viewBox="0 0 956 415" svg:d="m941 16502-749-15c0 0-197-76-192-222s207-178 207-178l749 16z">
          <text:p/>
        </draw:path>
        <draw:path draw:style-name="gr2" draw:text-style-name="P1" draw:layer="layout" svg:width="0.955cm" svg:height="0.413cm" draw:transform="skewX (0.01745329251994) rotate (-0.0200712863991177) translate (12.2505648771038cm 7.93468175583339cm)" svg:viewBox="0 0 956 414" svg:d="m15 15788 750-14c0 0 197-77 191-222s-206-178-206-178l-750 15z">
          <text:p/>
        </draw:path>
        <draw:path draw:style-name="gr3" draw:text-style-name="P1" draw:layer="layout" svg:width="0.955cm" svg:height="0.414cm" draw:transform="skewX (-0.0172787595947406) rotate (-1.55072504039786) translate (7.05585387253179cm 5.8432504246213cm)" svg:viewBox="0 0 956 415" svg:d="m941-13460-749-15c0 0-197-76-192-222s207-177 207-177l749 14z">
          <text:p/>
        </draw:path>
        <draw:path draw:style-name="gr3" draw:text-style-name="P1" draw:layer="layout" svg:width="0.955cm" svg:height="0.414cm" draw:transform="skewX (0.0172787595947406) rotate (-1.59086761319372) translate (7.07504427669116cm 13.4505621323665cm)" svg:viewBox="0 0 956 415" svg:d="m15-14272 750-15c0 0 197-77 191-222s-206-178-206-178l-750 15z">
          <text:p/>
        </draw:path>
        <draw:line draw:style-name="gr4" draw:text-style-name="P1" draw:layer="layout" svg:x1="11.65cm" svg:y1="13.6cm" svg:x2="11.409cm" svg:y2="13.235cm">
          <text:p/>
        </draw:line>
        <draw:line draw:style-name="gr4" draw:text-style-name="P1" draw:layer="layout" svg:x1="12.35cm" svg:y1="13cm" svg:x2="11.991cm" svg:y2="12.648cm">
          <text:p/>
        </draw:line>
        <draw:line draw:style-name="gr4" draw:text-style-name="P1" draw:layer="layout" svg:x1="11.65cm" svg:y1="6.7cm" svg:x2="11.356cm" svg:y2="7.043cm">
          <text:p/>
        </draw:line>
        <draw:line draw:style-name="gr4" draw:text-style-name="P1" draw:layer="layout" svg:x1="12.35cm" svg:y1="7.35cm" svg:x2="11.95cm" svg:y2="7.6cm">
          <text:p/>
        </draw:line>
        <draw:line draw:style-name="gr4" draw:text-style-name="P1" draw:layer="layout" svg:x1="6.15cm" svg:y1="6.715cm" svg:x2="6.4cm" svg:y2="7cm">
          <text:p/>
        </draw:line>
        <draw:line draw:style-name="gr4" draw:text-style-name="P1" draw:layer="layout" svg:x1="5.45cm" svg:y1="7.35cm" svg:x2="5.75cm" svg:y2="7.55cm">
          <text:p/>
        </draw:line>
        <draw:line draw:style-name="gr4" draw:text-style-name="P1" draw:layer="layout" svg:x1="5.445cm" svg:y1="12.988cm" svg:x2="5.75cm" svg:y2="12.7cm">
          <text:p/>
        </draw:line>
        <draw:line draw:style-name="gr4" draw:text-style-name="P1" draw:layer="layout" svg:x1="6.15cm" svg:y1="13.6cm" svg:x2="6.4cm" svg:y2="13.25cm">
          <text:p/>
        </draw:line>
        <draw:polygon draw:style-name="gr5" draw:text-style-name="P1" draw:layer="layout" svg:width="6.399cm" svg:height="6.399cm" svg:x="5.7cm" svg:y="6.92cm" svg:viewBox="0 0 6400 6400" draw:points="639,0 5755,0 6400,582 6395,5818 5755,6400 639,6400 0,5818 0,582">
          <text:p/>
        </draw:polygon>
        <draw:frame draw:style-name="gr6" draw:text-style-name="P2" draw:layer="layout" svg:width="4.168cm" svg:height="3.083cm" svg:x="6.85cm" svg:y="8.55cm">
          <draw:text-box>
            <text:p text:style-name="P1"><text:span text:style-name="T1">Open</text:span><text:span text:style-name="T1"><text:line-break/></text:span><text:span text:style-name="T1">Security</text:span><text:span text:style-name="T1"><text:line-break/></text:span><text:span text:style-name="T1">Hardware</text:span></text:p>
          </draw:text-box>
        </draw:frame>
        <draw:path draw:style-name="gr2" draw:text-style-name="P1" draw:layer="layout" svg:width="0.955cm" svg:height="0.413cm" draw:transform="skewX (0.01745329251994) rotate (-0.0200712863991177) translate (12.2505648771038cm 8.73468175583339cm)" svg:viewBox="0 0 956 414" svg:d="m15 17388 750-15c0 0 197-77 191-222s-206-177-206-177l-750 15z">
          <text:p/>
        </draw:path>
        <draw:path draw:style-name="gr2" draw:text-style-name="P1" draw:layer="layout" svg:width="0.955cm" svg:height="0.413cm" draw:transform="skewX (0.01745329251994) rotate (-0.0200712863991177) translate (12.2505648771038cm 9.53468175583339cm)" svg:viewBox="0 0 956 414" svg:d="m15 18988 750-15c0 0 197-77 191-222s-206-177-206-177l-750 14z">
          <text:p/>
        </draw:path>
        <draw:path draw:style-name="gr2" draw:text-style-name="P1" draw:layer="layout" svg:width="0.955cm" svg:height="0.413cm" draw:transform="skewX (0.01745329251994) rotate (-0.0200712863991177) translate (12.2505648771038cm 10.3346817558334cm)" svg:viewBox="0 0 956 414" svg:d="m15 20587 750-14c0 0 197-77 191-222s-206-178-206-178l-750 15z">
          <text:p/>
        </draw:path>
        <draw:path draw:style-name="gr2" draw:text-style-name="P1" draw:layer="layout" svg:width="0.955cm" svg:height="0.413cm" draw:transform="skewX (0.01745329251994) rotate (-0.0200712863991177) translate (12.2505648771038cm 11.1346817558334cm)" svg:viewBox="0 0 956 414" svg:d="m15 22187 750-15c0 0 197-77 191-222s-206-177-206-177l-750 15z">
          <text:p/>
        </draw:path>
        <draw:path draw:style-name="gr2" draw:text-style-name="P1" draw:layer="layout" svg:width="0.955cm" svg:height="0.413cm" draw:transform="skewX (0.01745329251994) rotate (-0.0200712863991177) translate (12.2505648771038cm 11.9346817558334cm)" svg:viewBox="0 0 956 414" svg:d="m15 23787 750-15c0 0 197-77 191-222s-206-177-206-177l-750 14z">
          <text:p/>
        </draw:path>
        <draw:path draw:style-name="gr2" draw:text-style-name="P1" draw:layer="layout" svg:width="0.955cm" svg:height="0.414cm" draw:transform="skewX (-0.01745329251994) rotate (0.020071286397931) translate (4.54323116039445cm 8.75414648452064cm)" svg:viewBox="0 0 956 415" svg:d="m941 18102-749-16c0 0-197-76-192-221s207-178 207-178l749 15z">
          <text:p/>
        </draw:path>
        <draw:path draw:style-name="gr2" draw:text-style-name="P1" draw:layer="layout" svg:width="0.955cm" svg:height="0.414cm" draw:transform="skewX (-0.01745329251994) rotate (0.020071286397931) translate (4.54323116039445cm 9.55414648452064cm)" svg:viewBox="0 0 956 415" svg:d="m941 19702-749-16c0 0-197-76-192-221s207-178 207-178l749 15z">
          <text:p/>
        </draw:path>
        <draw:path draw:style-name="gr2" draw:text-style-name="P1" draw:layer="layout" svg:width="0.955cm" svg:height="0.414cm" draw:transform="skewX (-0.01745329251994) rotate (0.020071286397931) translate (4.54323116039445cm 10.3541464845206cm)" svg:viewBox="0 0 956 415" svg:d="m941 21301-749-15c0 0-197-76-192-222s207-178 207-178l749 16z">
          <text:p/>
        </draw:path>
        <draw:path draw:style-name="gr2" draw:text-style-name="P1" draw:layer="layout" svg:width="0.955cm" svg:height="0.414cm" draw:transform="skewX (-0.01745329251994) rotate (0.020071286397931) translate (4.54323116039445cm 11.1541464845206cm)" svg:viewBox="0 0 956 415" svg:d="m941 22901-749-15c0 0-197-77-192-222s207-178 207-178l749 16z">
          <text:p/>
        </draw:path>
        <draw:path draw:style-name="gr2" draw:text-style-name="P1" draw:layer="layout" svg:width="0.955cm" svg:height="0.414cm" draw:transform="skewX (-0.01745329251994) rotate (0.020071286397931) translate (4.54323116039445cm 11.9541464845206cm)" svg:viewBox="0 0 956 415" svg:d="m941 24501-749-16c0 0-197-76-192-221s207-178 207-178l749 15z">
          <text:p/>
        </draw:path>
        <draw:path draw:style-name="gr3" draw:text-style-name="P1" draw:layer="layout" svg:width="0.955cm" svg:height="0.414cm" draw:transform="skewX (-0.0172787595947406) rotate (-1.55072504039786) translate (7.85585387253179cm 5.8432504246213cm)" svg:viewBox="0 0 956 415" svg:d="m941-15059-749-16c0 0-197-76-192-222s207-177 207-177l749 15z">
          <text:p/>
        </draw:path>
        <draw:path draw:style-name="gr3" draw:text-style-name="P1" draw:layer="layout" svg:width="0.955cm" svg:height="0.414cm" draw:transform="skewX (-0.0172787595947406) rotate (-1.55072504039786) translate (8.6558538725318cm 5.8432504246213cm)" svg:viewBox="0 0 956 415" svg:d="m941-16659-749-15c0 0-197-77-192-222s207-178 207-178l749 15z">
          <text:p/>
        </draw:path>
        <draw:path draw:style-name="gr3" draw:text-style-name="P1" draw:layer="layout" svg:width="0.955cm" svg:height="0.414cm" draw:transform="skewX (-0.0172787595947406) rotate (-1.55072504039786) translate (9.45585387253179cm 5.8432504246213cm)" svg:viewBox="0 0 956 415" svg:d="m941-18259-749-15c0 0-197-76-192-222s207-177 207-177l749 14z">
          <text:p/>
        </draw:path>
        <draw:path draw:style-name="gr3" draw:text-style-name="P1" draw:layer="layout" svg:width="0.955cm" svg:height="0.414cm" draw:transform="skewX (-0.0172787595947406) rotate (-1.55072504039786) translate (10.2558538725318cm 5.8432504246213cm)" svg:viewBox="0 0 956 415" svg:d="m941-19858-749-16c0 0-197-76-192-222s207-177 207-177l749 15z">
          <text:p/>
        </draw:path>
        <draw:path draw:style-name="gr3" draw:text-style-name="P1" draw:layer="layout" svg:width="0.955cm" svg:height="0.414cm" draw:transform="skewX (-0.0172787595947406) rotate (-1.55072504039786) translate (11.0558538725318cm 5.8432504246213cm)" svg:viewBox="0 0 956 415" svg:d="m941-21458-749-15c0 0-197-77-192-222s207-178 207-178l749 15z">
          <text:p/>
        </draw:path>
        <draw:path draw:style-name="gr3" draw:text-style-name="P1" draw:layer="layout" svg:width="0.955cm" svg:height="0.414cm" draw:transform="skewX (0.0172787595947406) rotate (-1.59086761319372) translate (7.87504427669116cm 13.4505621323665cm)" svg:viewBox="0 0 956 415" svg:d="m15-15872 750-15c0 0 197-76 191-222s-206-178-206-178l-750 16z">
          <text:p/>
        </draw:path>
        <draw:path draw:style-name="gr3" draw:text-style-name="P1" draw:layer="layout" svg:width="0.955cm" svg:height="0.414cm" draw:transform="skewX (0.0172787595947406) rotate (-1.59086761319372) translate (8.67504427669116cm 13.4505621323665cm)" svg:viewBox="0 0 956 415" svg:d="m15-17472 750-14c0 0 197-77 191-222s-206-178-206-178l-750 15z">
          <text:p/>
        </draw:path>
        <draw:path draw:style-name="gr3" draw:text-style-name="P1" draw:layer="layout" svg:width="0.955cm" svg:height="0.414cm" draw:transform="skewX (0.0172787595947406) rotate (-1.59086761319372) translate (9.47504427669116cm 13.4505621323665cm)" svg:viewBox="0 0 956 415" svg:d="m15-19071 750-15c0 0 197-77 191-222s-206-178-206-178l-750 15z">
          <text:p/>
        </draw:path>
        <draw:path draw:style-name="gr3" draw:text-style-name="P1" draw:layer="layout" svg:width="0.955cm" svg:height="0.414cm" draw:transform="skewX (0.0172787595947406) rotate (-1.59086761319372) translate (10.2750442766912cm 13.4505621323665cm)" svg:viewBox="0 0 956 415" svg:d="m15-20671 750-15c0 0 197-76 191-222s-206-178-206-178l-750 16z">
          <text:p/>
        </draw:path>
        <draw:path draw:style-name="gr3" draw:text-style-name="P1" draw:layer="layout" svg:width="0.955cm" svg:height="0.414cm" draw:transform="skewX (0.0172787595947406) rotate (-1.59086761319372) translate (11.0750442766912cm 13.4505621323665cm)" svg:viewBox="0 0 956 415" svg:d="m15-22271 750-14c0 0 197-77 191-222s-206-179-206-179l-750 16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10" draw:display-name="Gradient 10" draw:style="axial" draw:start-color="#ffff66" draw:end-color="#996633" draw:start-intensity="100%" draw:end-intensity="100%" draw:angle="0" draw:border="0%"/>
    <draw:gradient draw:name="Gradient_20_14" draw:display-name="Gradient 14" draw:style="square" draw:cx="50%" draw:cy="50%" draw:start-color="#0084d1" draw:end-color="#ffffff" draw:start-intensity="100%" draw:end-intensity="100%" draw:angle="2700" draw:border="0%"/>
    <draw:gradient draw:name="Gradient_20_15" draw:display-name="Gradient 15" draw:style="radial" draw:cx="50%" draw:cy="50%" draw:start-color="#0084d1" draw:end-color="#ffffff" draw:start-intensity="100%" draw:end-intensity="100%" draw:border="0%"/>
    <draw:gradient draw:name="Gradient_20_9" draw:display-name="Gradient 9" draw:style="axial" draw:start-color="#ffff66" draw:end-color="#996633" draw:start-intensity="100%" draw:end-intensity="100%" draw:angle="90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Anders Rundgren</meta:initial-creator>
    <meta:creation-date>2011-11-26T10:21:02.86</meta:creation-date>
    <dc:date>2011-11-26T13:29:22.88</dc:date>
    <dc:creator>Anders Rundgren</dc:creator>
    <meta:editing-duration>PT00H42M33S</meta:editing-duration>
    <meta:editing-cycles>4</meta:editing-cycles>
    <meta:generator>OpenOffice.org/3.1$Win32 OpenOffice.org_project/310m19$Build-9420</meta:generator>
    <meta:document-statistic meta:object-count="35"/>
  </office:meta>
</office:document-meta>
</file>